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/>
    </style:style>
    <style:style style:name="P2" style:family="paragraph" style:parent-style-name="Standard">
      <style:text-properties fo:font-size="8pt" officeooo:rsid="000e4e84" officeooo:paragraph-rsid="000e4e84"/>
    </style:style>
    <style:style style:name="P3" style:family="paragraph" style:parent-style-name="Standard">
      <style:text-properties fo:font-size="8pt" officeooo:rsid="000e8ec7" officeooo:paragraph-rsid="000e8ec7"/>
    </style:style>
    <style:style style:name="P4" style:family="paragraph" style:parent-style-name="Standard">
      <style:text-properties fo:font-size="8pt" fo:font-weight="bold" officeooo:rsid="000e8ec7" officeooo:paragraph-rsid="000e8ec7" style:font-weight-asian="bold" style:font-weight-complex="bold"/>
    </style:style>
    <style:style style:name="P5" style:family="paragraph" style:parent-style-name="Standard">
      <style:text-properties fo:font-size="8pt" fo:font-weight="normal" officeooo:rsid="000e8ec7" officeooo:paragraph-rsid="000e8ec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dan@cdac:~$ ss -lu</text:p>
      <text:p text:style-name="P1">State <text:s text:c="17"/>Recv-Q <text:s text:c="17"/>Send-Q <text:s text:c="38"/>Local Address:Port <text:s text:c="36"/>Peer Address:Port <text:s text:c="16"/>Process <text:s text:c="16"/></text:p>
      <text:p text:style-name="P1">UNCONN <text:s text:c="16"/>0 <text:s text:c="22"/>0 <text:s text:c="49"/>0.0.0.0:35942 <text:s text:c="40"/>0.0.0.0:* <text:s text:c="43"/></text:p>
      <text:p text:style-name="P1">UNCONN <text:s text:c="16"/>0 <text:s text:c="22"/>0 <text:s text:c="45"/>224.0.0.251:mdns <text:s text:c="41"/>0.0.0.0:* <text:s text:c="43"/></text:p>
      <text:p text:style-name="P1">UNCONN <text:s text:c="16"/>0 <text:s text:c="22"/>0 <text:s text:c="45"/>224.0.0.251:mdns <text:s text:c="41"/>0.0.0.0:* <text:s text:c="43"/></text:p>
      <text:p text:style-name="P1">UNCONN <text:s text:c="16"/>0 <text:s text:c="22"/>0 <text:s text:c="45"/>224.0.0.251:mdns <text:s text:c="41"/>0.0.0.0:* <text:s text:c="43"/></text:p>
      <text:p text:style-name="P1">UNCONN <text:s text:c="16"/>0 <text:s text:c="22"/>0 <text:s text:c="45"/>224.0.0.251:mdns <text:s text:c="41"/>0.0.0.0:* <text:s text:c="43"/></text:p>
      <text:p text:style-name="P1">UNCONN <text:s text:c="16"/>0 <text:s text:c="22"/>0 <text:s text:c="49"/>0.0.0.0:mdns <text:s text:c="41"/>0.0.0.0:* <text:s text:c="43"/></text:p>
      <text:p text:style-name="P1">UNCONN <text:s text:c="16"/>0 <text:s text:c="22"/>0 <text:s text:c="44"/>10.220.198.1:domain <text:s text:c="39"/>0.0.0.0:* <text:s text:c="43"/></text:p>
      <text:p text:style-name="P1">UNCONN <text:s text:c="16"/>0 <text:s text:c="22"/>0 <text:s text:c="43"/>127.0.0.53%lo:domain <text:s text:c="39"/>0.0.0.0:* <text:s text:c="43"/></text:p>
      <text:p text:style-name="P1">UNCONN <text:s text:c="16"/>0 <text:s text:c="22"/>0 <text:s text:c="39"/>0.0.0.0%mpqemubr0:bootps <text:s text:c="39"/>0.0.0.0:* <text:s text:c="43"/></text:p>
      <text:p text:style-name="P1">UNCONN <text:s text:c="16"/>0 <text:s text:c="22"/>0 <text:s text:c="49"/>0.0.0.0:631 <text:s text:c="42"/>0.0.0.0:* <text:s text:c="43"/></text:p>
      <text:p text:style-name="P1">UNCONN <text:s text:c="16"/>0 <text:s text:c="22"/>0 <text:s text:c="52"/>[::]:mdns <text:s text:c="44"/>[::]:* <text:s text:c="43"/></text:p>
      <text:p text:style-name="P1">UNCONN <text:s text:c="16"/>0 <text:s text:c="22"/>0 <text:s text:c="52"/>[::]:50148 <text:s text:c="43"/>[::]:* <text:s text:c="43"/></text:p>
      <text:p text:style-name="P1">nandan@cdac:~$ ss -lx</text:p>
      <text:p text:style-name="P1">Netid <text:s text:c="8"/>State <text:s text:c="10"/>Recv-Q <text:s text:c="9"/>Send-Q <text:s text:c="71"/>Local Address:Port <text:s text:c="20"/>Peer Address:Port <text:s text:c="8"/>Process <text:s text:c="8"/></text:p>
      <text:p text:style-name="P1">u_str <text:s text:c="8"/>LISTEN <text:s text:c="9"/>0 <text:s text:c="14"/>10 <text:s text:c="69"/>/var/run/vmnat.1602 48507 <text:s text:c="30"/>* 0 <text:s text:c="27"/></text:p>
      <text:p text:style-name="P1">u_str <text:s text:c="8"/>LISTEN <text:s text:c="9"/>0 <text:s text:c="14"/>128 <text:s text:c="67"/>@/tmp/.ICE-unix/2858 63371 <text:s text:c="30"/>* 0 <text:s text:c="27"/></text:p>
      <text:p text:style-name="P1">u_dgr <text:s text:c="8"/>UNCONN <text:s text:c="9"/>0 <text:s text:c="14"/>0 <text:s text:c="60"/>/run/user/1000/systemd/notify 56935 <text:s text:c="30"/>* 0 <text:s text:c="27"/></text:p>
      <text:p text:style-name="P1">u_str <text:s text:c="8"/>LISTEN <text:s text:c="9"/>0 <text:s text:c="14"/>4096 <text:s text:c="56"/>/run/user/1000/systemd/private 56938 <text:s text:c="30"/>* 0 <text:s text:c="27"/></text:p>
      <text:p text:style-name="P1">u_str <text:s text:c="8"/>LISTEN <text:s text:c="9"/>0 <text:s text:c="14"/>4096 <text:s text:c="68"/>/run/user/1000/bus 55048 <text:s text:c="30"/>* 0 <text:s text:c="27"/></text:p>
      <text:p text:style-name="P1">u_str <text:s text:c="8"/>LISTEN <text:s text:c="9"/>0 <text:s text:c="14"/>4096 <text:s text:c="56"/>/run/user/1000/gnupg/S.dirmngr 55049 <text:s text:c="30"/>* 0 <text:s text:c="27"/></text:p>
      <text:p text:style-name="P1">u_str <text:s text:c="8"/>LISTEN <text:s text:c="9"/>0 <text:s text:c="14"/>4096 <text:s text:c="46"/>/run/user/1000/gnupg/S.gpg-agent.browser 55050 <text:s text:c="30"/>* 0 <text:s text:c="27"/></text:p>
      <text:p text:style-name="P1">u_str <text:s text:c="8"/>LISTEN <text:s text:c="9"/>0 <text:s text:c="14"/>4096 <text:s text:c="48"/>/run/user/1000/gnupg/S.gpg-agent.extra 55051 <text:s text:c="30"/>* 0 <text:s text:c="27"/></text:p>
      <text:p text:style-name="P1">u_str <text:s text:c="8"/>LISTEN <text:s text:c="9"/>0 <text:s text:c="14"/>4096 <text:s text:c="50"/>/run/user/1000/gnupg/S.gpg-agent.ssh 55052 <text:s text:c="30"/>* 0 <text:s text:c="27"/></text:p>
      <text:p text:style-name="P1">u_str <text:s text:c="8"/>LISTEN <text:s text:c="9"/>0 <text:s text:c="14"/>4096 <text:s text:c="54"/>/run/user/1000/gnupg/S.gpg-agent 55053 <text:s text:c="30"/>* 0 <text:s text:c="27"/></text:p>
      <text:p text:style-name="P1">u_str <text:s text:c="8"/>LISTEN <text:s text:c="9"/>0 <text:s text:c="14"/>4096 <text:s text:c="54"/>/run/user/1000/pk-debconf-socket 55054 <text:s text:c="30"/>* 0 <text:s text:c="27"/></text:p>
      <text:p text:style-name="P1">u_str <text:s text:c="8"/>LISTEN <text:s text:c="9"/>0 <text:s text:c="14"/>5 <text:s text:c="62"/>/run/user/1000/pulse/native 55055 <text:s text:c="30"/>* 0 <text:s text:c="27"/></text:p>
      <text:p text:style-name="P1">u_str <text:s text:c="8"/>LISTEN <text:s text:c="9"/>0 <text:s text:c="14"/>4096 <text:s text:c="45"/>/run/user/1000/snapd-session-agent.socket 55056 <text:s text:c="30"/>* 0 <text:s text:c="27"/></text:p>
      <text:p text:style-name="P1">u_str <text:s text:c="8"/>LISTEN <text:s text:c="9"/>0 <text:s text:c="14"/>4096 <text:s text:c="55"/>/run/mongodb/mongodb-27017.sock 48109 <text:s text:c="30"/>* 0 <text:s text:c="27"/></text:p>
      <text:p text:style-name="P1">u_str <text:s text:c="8"/>LISTEN <text:s text:c="9"/>0 <text:s text:c="14"/>4096 <text:s text:c="49"/>/run/containerd/containerd.sock.ttrpc 42516 <text:s text:c="30"/>* 0 <text:s text:c="27"/></text:p>
      <text:p text:style-name="P1">u_str <text:s text:c="8"/>LISTEN <text:s text:c="9"/>0 <text:s text:c="14"/>4096 <text:s text:c="68"/>@/tmp/.X11-unix/X0 57463 <text:s text:c="30"/>* 0 <text:s text:c="27"/></text:p>
      <text:p text:style-name="P1">u_str <text:s text:c="8"/>LISTEN <text:s text:c="9"/>0 <text:s text:c="14"/>4096 <text:s text:c="55"/>/run/containerd/containerd.sock 42518 <text:s text:c="30"/>* 0 <text:s text:c="27"/></text:p>
      <text:p text:style-name="P1">u_str <text:s text:c="8"/>LISTEN <text:s text:c="9"/>0 <text:s text:c="14"/>5 <text:s text:c="23"/>/tmp/OSL_PIPE_1000_SingleOfficeIPC_cce06c67811aa9faf489136451ad03d 565322 <text:s text:c="29"/>* 0 <text:s text:c="27"/></text:p>
      <text:p text:style-name="P1">u_str <text:s text:c="8"/>LISTEN <text:s text:c="9"/>0 <text:s text:c="14"/>128 <text:s text:c="57"/>/run/user/1000/keyring/control 58976 <text:s text:c="30"/>* 0 <text:s text:c="27"/></text:p>
      <text:p text:style-name="P1">u_str <text:s text:c="8"/>LISTEN <text:s text:c="9"/>0 <text:s text:c="14"/>10 <text:s text:c="69"/>@/tmp/dbus-QdoY2HuG 57458 <text:s text:c="30"/>* 0 <text:s text:c="27"/></text:p>
      <text:p text:style-name="P1">u_str <text:s text:c="8"/>LISTEN <text:s text:c="9"/>0 <text:s text:c="14"/>1 <text:s text:c="53"/>/run/irqbalance//irqbalance1054.sock 41466 <text:s text:c="30"/>* 0 <text:s text:c="27"/></text:p>
      <text:p text:style-name="P1">u_str <text:s text:c="8"/>LISTEN <text:s text:c="9"/>0 <text:s text:c="14"/>128 <text:s text:c="58"/>/run/user/1000/keyring/pkcs11 63845 <text:s text:c="30"/>* 0 <text:s text:c="27"/></text:p>
      <text:p text:style-name="P1">u_str <text:s text:c="8"/>LISTEN <text:s text:c="9"/>0 <text:s text:c="14"/>10 <text:s text:c="62"/>/run/user/1000/keyring/ssh 59325 <text:s text:c="30"/>* 0 <text:s text:c="27"/></text:p>
      <text:p text:style-name="P1">u_str <text:s text:c="8"/>LISTEN <text:s text:c="9"/>0 <text:s text:c="14"/>4096 <text:s text:c="69"/>/tmp/.X11-unix/X0 57464 <text:s text:c="30"/>* 0 <text:s text:c="27"/></text:p>
      <text:p text:style-name="P1">u_str <text:s text:c="8"/>LISTEN <text:s text:c="9"/>0 <text:s text:c="14"/>128 <text:s text:c="55"/>/tmp/ssh-X1EBng3YEZzC/agent.2753 53907 <text:s text:c="30"/>* 0 <text:s text:c="27"/></text:p>
      <text:p text:style-name="P1">u_str <text:s text:c="8"/>LISTEN <text:s text:c="9"/>0 <text:s text:c="14"/>128 <text:s text:c="68"/>/tmp/.ICE-unix/2858 63372 <text:s text:c="30"/>* 0 <text:s text:c="27"/></text:p>
      <text:p text:style-name="P1">u_dgr <text:s text:c="8"/>UNCONN <text:s text:c="9"/>0 <text:s text:c="14"/>0 <text:s text:c="60"/>/run/wpa_supplicant/wlp0s20f3 823830 <text:s text:c="29"/>* 0 <text:s text:c="27"/></text:p>
      <text:p text:style-name="P1">u_str <text:s text:c="8"/>LISTEN <text:s text:c="9"/>0 <text:s text:c="14"/>4096 <text:s text:c="50"/>/var/snap/lxd/common/lxd/unix.socket 18232 <text:s text:c="30"/>* 0 <text:s text:c="27"/></text:p>
      <text:p text:style-name="P1">u_str <text:s text:c="8"/>LISTEN <text:s text:c="9"/>0 <text:s text:c="14"/>4096 <text:s text:c="67"/>/run/cups/cups.sock 743927 <text:s text:c="29"/>* 0 <text:s text:c="27"/></text:p>
      <text:p text:style-name="P1">u_str <text:s text:c="8"/>LISTEN <text:s text:c="9"/>0 <text:s text:c="14"/>5 <text:s text:c="43"/>/tmp/.com.google.Chrome.xda5Le/SingletonSocket 859236 <text:s text:c="29"/>* 0 <text:s text:c="27"/></text:p>
      <text:p text:style-name="P1">u_str <text:s text:c="8"/>LISTEN <text:s text:c="9"/>0 <text:s text:c="14"/>10 <text:s text:c="69"/>@/tmp/dbus-AgSqxY8o 57457 <text:s text:c="30"/>* 0 <text:s text:c="27"/></text:p>
      <text:p text:style-name="P1">u_str <text:s text:c="8"/>LISTEN <text:s text:c="9"/>0 <text:s text:c="14"/>70 <text:s text:c="61"/>/var/run/mysqld/mysqlx.sock 39596 <text:s text:c="30"/>* 0 <text:s text:c="27"/></text:p>
      <text:p text:style-name="P1">u_str <text:s text:c="8"/>LISTEN <text:s text:c="9"/>0 <text:s text:c="14"/>4096 <text:s text:c="58"/>/var/run/docker/metrics.sock 54585 <text:s text:c="30"/>* 0 <text:s text:c="27"/></text:p>
      <text:p text:style-name="P1">u_str <text:s text:c="8"/>LISTEN <text:s text:c="9"/>0 <text:s text:c="14"/>4096 <text:s text:c="45"/>/var/snap/lxd/common/lxd-user/unix.socket 18234 <text:s text:c="30"/>* 0 <text:s text:c="27"/></text:p>
      <text:p text:style-name="P1">u_str <text:s text:c="8"/>LISTEN <text:s text:c="9"/>0 <text:s text:c="14"/>151 <text:s text:c="60"/>/var/run/mysqld/mysqld.sock 51524 <text:s text:c="30"/>* 0 <text:s text:c="27"/></text:p>
      <text:p text:style-name="P1">u_str <text:s text:c="8"/>LISTEN <text:s text:c="9"/>0 <text:s text:c="14"/>50 <text:s text:c="43"/>/run/user/1000/speech-dispatcher/speechd.sock 101764 <text:s text:c="29"/>* 0 <text:s text:c="27"/></text:p>
      <text:p text:style-name="P1">u_str <text:s text:c="8"/>LISTEN <text:s text:c="9"/>0 <text:s text:c="14"/>3 <text:s text:c="53"/>/var/run/vmware/usbarbitrator-socket 46462 <text:s text:c="30"/>* 0 <text:s text:c="27"/></text:p>
      <text:p text:style-name="P1">u_str <text:s text:c="8"/>LISTEN <text:s text:c="9"/>0 <text:s text:c="14"/>4096 <text:s text:c="65"/>@/tmp/dbus-UrM9XiLUIK 59258 <text:s text:c="30"/>* 0 <text:s text:c="27"/></text:p>
      <text:p text:style-name="P1">u_str <text:s text:c="8"/>LISTEN <text:s text:c="9"/>0 <text:s text:c="14"/>128 <text:s text:c="60"/>/run/user/1000/keyring/.ssh 290238 <text:s text:c="29"/>* 0 <text:s text:c="27"/></text:p>
      <text:p text:style-name="P1">u_str <text:s text:c="8"/>LISTEN <text:s text:c="9"/>0 <text:s text:c="14"/>4096 <text:s text:c="42"/>/var/run/docker/libnetwork/8106ba40b61b.sock 50669 <text:s text:c="30"/>* 0 <text:s text:c="27"/></text:p>
      <text:p text:style-name="P1">u_str <text:s text:c="8"/>LISTEN <text:s text:c="9"/>0 <text:s text:c="14"/>4096 <text:s text:c="66"/>/run/systemd/private 19407 <text:s text:c="30"/>* 0 <text:s text:c="27"/></text:p>
      <text:p text:style-name="P1">u_str <text:s text:c="8"/>LISTEN <text:s text:c="9"/>0 <text:s text:c="14"/>4096 <text:s text:c="44"/>/run/systemd/userdb/io.systemd.DynamicUser 19409 <text:s text:c="30"/>* 0 <text:s text:c="27"/></text:p>
      <text:p text:style-name="P1">u_str <text:s text:c="8"/>LISTEN <text:s text:c="9"/>0 <text:s text:c="14"/>4096 <text:s text:c="62"/>/run/lvm/lvmpolld.socket 19418 <text:s text:c="30"/>* 0 <text:s text:c="27"/></text:p>
      <text:p text:style-name="P1">u_dgr <text:s text:c="8"/>UNCONN <text:s text:c="9"/>0 <text:s text:c="14"/>0 <text:s text:c="62"/>/run/systemd/journal/syslog 19420 <text:s text:c="30"/>* 0 <text:s text:c="27"/></text:p>
      <text:p text:style-name="P1">u_str <text:s text:c="8"/>LISTEN <text:s text:c="9"/>0 <text:s text:c="14"/>511 <text:s text:c="42"/>/run/user/1000/vscode-8c652c5a-1.85-main.sock 488182 <text:s text:c="29"/>* 0 <text:s text:c="27"/></text:p>
      <text:p text:style-name="P1">u_str <text:s text:c="8"/>LISTEN <text:s text:c="9"/>0 <text:s text:c="14"/>4096 <text:s text:c="60"/>/run/systemd/fsck.progress 19422 <text:s text:c="30"/>* 0 <text:s text:c="27"/></text:p>
      <text:p text:style-name="P1">u_str <text:s text:c="8"/>LISTEN <text:s text:c="9"/>0 <text:s text:c="14"/>511 <text:s text:c="46"/>/run/user/1000/vscode-git-9b198d4469.sock 482184 <text:s text:c="29"/>* 0 <text:s text:c="27"/></text:p>
      <text:p text:style-name="P1">u_str <text:s text:c="8"/>LISTEN <text:s text:c="9"/>0 <text:s text:c="14"/>4096 <text:s text:c="59"/>/run/systemd/journal/stdout 19432 <text:s text:c="30"/>* 0 <text:s text:c="27"/></text:p>
      <text:p text:style-name="P1">u_str <text:s text:c="8"/>LISTEN <text:s text:c="9"/>0 <text:s text:c="14"/>10 <text:s text:c="69"/>@/tmp/dbus-90oD5L0V 44242 <text:s text:c="30"/>* 0 <text:s text:c="27"/></text:p>
      <text:p text:style-name="P1">u_seq <text:s text:c="8"/>LISTEN <text:s text:c="9"/>0 <text:s text:c="14"/>4096 <text:s text:c="69"/>/run/udev/control 19436 <text:s text:c="30"/>* 0 <text:s text:c="27"/></text:p>
      <text:p text:style-name="P1">u_str <text:s text:c="8"/>LISTEN <text:s text:c="9"/>0 <text:s text:c="14"/>10 <text:s text:c="51"/>@/home/diot/.cache/ibus/dbus-m1wmy5AL 63880 <text:s text:c="30"/>* 0 <text:s text:c="27"/></text:p>
      <text:p text:style-name="P1">u_str <text:s text:c="8"/>LISTEN <text:s text:c="9"/>0 <text:s text:c="14"/>10 <text:s text:c="55"/>@/dbus-vfs-daemon/socket-gTjjCjHY 70727 <text:s text:c="30"/>* 0 <text:s text:c="27"/></text:p>
      <text:p text:style-name="P1">u_str <text:s text:c="8"/>LISTEN <text:s text:c="9"/>0 <text:s text:c="14"/>4096 <text:s text:c="47"/>/run/systemd/journal/io.systemd.journal 13680 <text:s text:c="30"/>* 0 <text:s text:c="27"/></text:p>
      <text:p text:style-name="P1">u_str <text:s text:c="8"/>LISTEN <text:s text:c="9"/>0 <text:s text:c="14"/>10 <text:s text:c="69"/>@/tmp/dbus-StRNcE6E 44243 <text:s text:c="30"/>* 0 <text:s text:c="27"/></text:p>
      <text:p text:style-name="P1">u_str <text:s text:c="8"/>LISTEN <text:s text:c="9"/>0 <text:s text:c="14"/>10 <text:s text:c="55"/>@/dbus-vfs-daemon/socket-BvKkqztR 750631 <text:s text:c="29"/>* 0 <text:s text:c="27"/></text:p>
      <text:p text:style-name="P1">u_str <text:s text:c="8"/>LISTEN <text:s text:c="9"/>0 <text:s text:c="14"/>4096 <text:s text:c="69"/>/run/acpid.socket 18222 <text:s text:c="30"/>* 0 <text:s text:c="27"/></text:p>
      <text:p text:style-name="P1">u_str <text:s text:c="8"/>LISTEN <text:s text:c="9"/>0 <text:s text:c="14"/>4096 <text:s text:c="62"/>/run/avahi-daemon/socket 18224 <text:s text:c="30"/>* 0 <text:s text:c="27"/></text:p>
      <text:p text:style-name="P1">u_str <text:s text:c="8"/>LISTEN <text:s text:c="9"/>0 <text:s text:c="14"/>4096 <text:s text:c="59"/>/run/dbus/system_bus_socket 18228 <text:s text:c="30"/>* 0 <text:s text:c="27"/></text:p>
      <text:p text:style-name="P1">u_str <text:s text:c="8"/>LISTEN <text:s text:c="9"/>0 <text:s text:c="14"/>4096 <text:s text:c="70"/>/run/docker.sock 18230 <text:s text:c="30"/>* 0 <text:s text:c="27"/></text:p>
      <text:p text:style-name="P1">u_str <text:s text:c="8"/>LISTEN <text:s text:c="9"/>0 <text:s text:c="14"/>4096 <text:s text:c="69"/>/run/snapd.socket 18236 <text:s text:c="30"/>* 0 <text:s text:c="27"/></text:p>
      <text:p text:style-name="P1">u_str <text:s text:c="8"/>LISTEN <text:s text:c="9"/>0 <text:s text:c="14"/>4096 <text:s text:c="64"/>/run/snapd-snap.socket 18238 <text:s text:c="30"/>* 0 <text:s text:c="27"/></text:p>
      <text:p text:style-name="P1"><text:soft-page-break/>u_str <text:s text:c="8"/>LISTEN <text:s text:c="9"/>0 <text:s text:c="14"/>4096 <text:s text:c="68"/>/run/uuidd/request 18240 <text:s text:c="30"/>* 0 <text:s text:c="27"/></text:p>
      <text:p text:style-name="P1">u_str <text:s text:c="8"/>LISTEN <text:s text:c="9"/>0 <text:s text:c="14"/>4096 <text:s text:c="43"/>/var/snap/multipass/common/multipass_socket 49906 <text:s text:c="30"/>* 0 <text:s text:c="27"/></text:p>
      <text:p text:style-name="P1">u_dgr <text:s text:c="8"/>UNCONN <text:s text:c="9"/>0 <text:s text:c="14"/>0 <text:s text:c="88"/>* 61135 <text:s text:c="30"/>* 0 <text:s text:c="27"/></text:p>
      <text:p text:style-name="P1">u_dgr <text:s text:c="8"/>UNCONN <text:s text:c="9"/>0 <text:s text:c="14"/>0 <text:s text:c="88"/>* 34389 <text:s text:c="30"/>* 0 <text:s text:c="27"/></text:p>
      <text:p text:style-name="P1">u_dgr <text:s text:c="8"/>UNCONN <text:s text:c="9"/>0 <text:s text:c="14"/>0 <text:s text:c="88"/>* 57444 <text:s text:c="30"/>* 0 <text:s text:c="27"/></text:p>
      <text:p text:style-name="P1">u_dgr <text:s text:c="8"/>UNCONN <text:s text:c="9"/>0 <text:s text:c="14"/>0 <text:s text:c="88"/>* 58860 <text:s text:c="30"/>* 0 <text:s text:c="27"/></text:p>
      <text:p text:style-name="P1">u_dgr <text:s text:c="8"/>UNCONN <text:s text:c="9"/>0 <text:s text:c="14"/>0 <text:s text:c="88"/>* 64047 <text:s text:c="30"/>* 0 <text:s text:c="27"/></text:p>
      <text:p text:style-name="P1">u_dgr <text:s text:c="8"/>UNCONN <text:s text:c="9"/>0 <text:s text:c="14"/>0 <text:s text:c="88"/>* 65561 <text:s text:c="30"/>* 0 <text:s text:c="27"/></text:p>
      <text:p text:style-name="P1">u_dgr <text:s text:c="8"/>UNCONN <text:s text:c="9"/>0 <text:s text:c="14"/>0 <text:s text:c="88"/>* 75707 <text:s text:c="30"/>* 0 <text:s text:c="27"/></text:p>
      <text:p text:style-name="P1">u_dgr <text:s text:c="8"/>UNCONN <text:s text:c="9"/>0 <text:s text:c="14"/>0 <text:s text:c="88"/>* 51232 <text:s text:c="30"/>* 0 <text:s text:c="27"/></text:p>
      <text:p text:style-name="P1">u_dgr <text:s text:c="8"/>UNCONN <text:s text:c="9"/>0 <text:s text:c="14"/>0 <text:s text:c="88"/>* 64551 <text:s text:c="30"/>* 0 <text:s text:c="27"/></text:p>
      <text:p text:style-name="P1">u_dgr <text:s text:c="8"/>UNCONN <text:s text:c="9"/>0 <text:s text:c="14"/>0 <text:s text:c="88"/>* 40544 <text:s text:c="30"/>* 0 <text:s text:c="27"/></text:p>
      <text:p text:style-name="P1">u_dgr <text:s text:c="8"/>UNCONN <text:s text:c="9"/>0 <text:s text:c="14"/>0 <text:s text:c="88"/>* 57638 <text:s text:c="30"/>* 0 <text:s text:c="27"/></text:p>
      <text:p text:style-name="P1">u_dgr <text:s text:c="8"/>UNCONN <text:s text:c="9"/>0 <text:s text:c="14"/>0 <text:s text:c="88"/>* 60883 <text:s text:c="30"/>* 0 <text:s text:c="27"/></text:p>
      <text:p text:style-name="P1">u_dgr <text:s text:c="8"/>UNCONN <text:s text:c="9"/>0 <text:s text:c="14"/>0 <text:s text:c="88"/>* 600478 <text:s text:c="29"/>* 0 <text:s text:c="27"/></text:p>
      <text:p text:style-name="P1">u_dgr <text:s text:c="8"/>UNCONN <text:s text:c="9"/>0 <text:s text:c="14"/>0 <text:s text:c="88"/>* 44450 <text:s text:c="30"/>* 0 <text:s text:c="27"/></text:p>
      <text:p text:style-name="P1">u_dgr <text:s text:c="8"/>UNCONN <text:s text:c="9"/>0 <text:s text:c="14"/>0 <text:s text:c="88"/>* 61056 <text:s text:c="30"/>* 0 <text:s text:c="27"/></text:p>
      <text:p text:style-name="P1">nandan@cdac:~$ ss -t4</text:p>
      <text:p text:style-name="P1">State <text:s text:c="16"/>Recv-Q <text:s text:c="16"/>Send-Q <text:s text:c="33"/>Local Address:Port <text:s text:c="39"/>Peer Address:Port <text:s text:c="20"/>Process <text:s text:c="16"/></text:p>
      <text:p text:style-name="P1">ESTAB <text:s text:c="16"/>0 <text:s text:c="21"/>0 <text:s text:c="37"/>192.168.77.248:44716 <text:s text:c="41"/>13.67.9.5:https <text:s text:c="43"/></text:p>
      <text:p text:style-name="P1">ESTAB <text:s text:c="16"/>0 <text:s text:c="21"/>0 <text:s text:c="37"/>192.168.77.248:40618 <text:s text:c="35"/>142.250.183.142:https <text:s text:c="43"/></text:p>
      <text:p text:style-name="P1">ESTAB <text:s text:c="16"/>0 <text:s text:c="21"/>0 <text:s text:c="37"/>192.168.77.248:59276 <text:s text:c="36"/>142.250.192.35:https <text:s text:c="43"/></text:p>
      <text:p text:style-name="P1">ESTAB <text:s text:c="16"/>0 <text:s text:c="21"/>0 <text:s text:c="37"/>192.168.77.248:36086 <text:s text:c="38"/>13.69.239.72:https <text:s text:c="43"/></text:p>
      <text:p text:style-name="P1">ESTAB <text:s text:c="16"/>0 <text:s text:c="21"/>0 <text:s text:c="37"/>192.168.77.248:44720 <text:s text:c="41"/>13.67.9.5:https <text:s text:c="43"/></text:p>
      <text:p text:style-name="P1">ESTAB <text:s text:c="16"/>0 <text:s text:c="21"/>0 <text:s text:c="37"/>192.168.77.248:58900 <text:s text:c="37"/>34.107.243.93:https <text:s text:c="43"/></text:p>
      <text:p text:style-name="P1">ESTAB <text:s text:c="16"/>0 <text:s text:c="21"/>0 <text:s text:c="37"/>192.168.77.248:50166 <text:s text:c="36"/>142.250.183.46:https <text:s text:c="43"/></text:p>
      <text:p text:style-name="P1">ESTAB <text:s text:c="16"/>0 <text:s text:c="21"/>0 <text:s text:c="37"/>192.168.77.248:59554 <text:s text:c="37"/>142.250.194.4:https <text:s text:c="43"/></text:p>
      <text:p text:style-name="P1">ESTAB <text:s text:c="16"/>0 <text:s text:c="21"/>0 <text:s text:c="42"/>127.0.0.1:53684 <text:s text:c="41"/>127.0.0.1:http-alt <text:s text:c="40"/></text:p>
      <text:p text:style-name="P1">ESTAB <text:s text:c="16"/>0 <text:s text:c="21"/>0 <text:s text:c="37"/>192.168.77.248:37138 <text:s text:c="37"/>35.190.80.143:https <text:s text:c="43"/></text:p>
      <text:p text:style-name="P1">ESTAB <text:s text:c="16"/>0 <text:s text:c="21"/>0 <text:s text:c="37"/>192.168.77.248:56830 <text:s text:c="35"/>142.250.192.106:https <text:s text:c="43"/></text:p>
      <text:p text:style-name="P1">ESTAB <text:s text:c="16"/>0 <text:s text:c="21"/>0 <text:s text:c="42"/>127.0.0.1:http-alt <text:s text:c="38"/>127.0.0.1:53684 <text:s text:c="43"/></text:p>
      <text:p text:style-name="P1">ESTAB <text:s text:c="16"/>0 <text:s text:c="21"/>0 <text:s text:c="37"/>192.168.77.248:56848 <text:s text:c="37"/>163.70.143.60:https <text:s text:c="43"/></text:p>
      <text:p text:style-name="P1">ESTAB <text:s text:c="16"/>0 <text:s text:c="21"/>0 <text:s text:c="37"/>192.168.77.248:36918 <text:s text:c="35"/>142.250.192.106:https <text:s text:c="43"/></text:p>
      <text:p text:style-name="P1">ESTAB <text:s text:c="16"/>0 <text:s text:c="21"/>0 <text:s text:c="37"/>192.168.77.248:33192 <text:s text:c="37"/>192.168.77.95:ssh <text:s text:c="45"/></text:p>
      <text:p text:style-name="P1">ESTAB <text:s text:c="16"/>0 <text:s text:c="21"/>0 <text:s text:c="37"/>192.168.77.248:38924 <text:s text:c="37"/>142.250.77.78:https <text:s text:c="43"/></text:p>
      <text:p text:style-name="P1">ESTAB <text:s text:c="16"/>0 <text:s text:c="21"/>0 <text:s text:c="37"/>192.168.77.248:55886 <text:s text:c="37"/>74.125.24.188:https <text:s text:c="43"/></text:p>
      <text:p text:style-name="P1">ESTAB <text:s text:c="16"/>0 <text:s text:c="21"/>0 <text:s text:c="37"/>192.168.77.248:42996 <text:s text:c="35"/>142.250.199.131:https <text:s text:c="43"/></text:p>
      <text:p text:style-name="P1">ESTAB <text:s text:c="16"/>0 <text:s text:c="21"/>0 <text:s text:c="37"/>192.168.77.248:60474 <text:s text:c="35"/>142.250.194.138:https <text:s text:c="43"/></text:p>
      <text:p text:style-name="P1">ESTAB <text:s text:c="16"/>0 <text:s text:c="21"/>0 <text:s text:c="37"/>192.168.77.248:44410 <text:s text:c="38"/>74.125.24.84:https <text:s text:c="43"/></text:p>
      <text:p text:style-name="P1">ESTAB <text:s text:c="16"/>0 <text:s text:c="21"/>0 <text:s text:c="37"/>192.168.77.248:42436 <text:s text:c="35"/>142.250.183.142:https <text:s text:c="43"/></text:p>
      <text:p text:style-name="P1">ESTAB <text:s text:c="16"/>0 <text:s text:c="21"/>0 <text:s text:c="37"/>192.168.77.248:46996 <text:s text:c="36"/>142.250.183.46:https <text:s text:c="43"/></text:p>
      <text:p text:style-name="P1">ESTAB <text:s text:c="16"/>0 <text:s text:c="21"/>0 <text:s text:c="37"/>192.168.77.248:44208 <text:s text:c="37"/>142.250.77.67:https <text:s text:c="43"/></text:p>
      <text:p text:style-name="P1">nandan@cdac:~$ ss -t4 state established</text:p>
      <text:p text:style-name="P1">Recv-Q <text:s text:c="19"/>Send-Q <text:s text:c="39"/>Local Address:Port <text:s text:c="46"/>Peer Address:Port <text:s text:c="23"/>Process <text:s text:c="19"/></text:p>
      <text:p text:style-name="P1">0 <text:s text:c="24"/>0 <text:s text:c="43"/>192.168.77.248:44716 <text:s text:c="48"/>13.67.9.5:https <text:s text:c="49"/></text:p>
      <text:p text:style-name="P1">0 <text:s text:c="24"/>0 <text:s text:c="43"/>192.168.77.248:59276 <text:s text:c="43"/>142.250.192.35:https <text:s text:c="49"/></text:p>
      <text:p text:style-name="P1">0 <text:s text:c="24"/>0 <text:s text:c="43"/>192.168.77.248:36086 <text:s text:c="45"/>13.69.239.72:https <text:s text:c="49"/></text:p>
      <text:p text:style-name="P1">0 <text:s text:c="24"/>0 <text:s text:c="43"/>192.168.77.248:44720 <text:s text:c="48"/>13.67.9.5:https <text:s text:c="49"/></text:p>
      <text:p text:style-name="P1">0 <text:s text:c="24"/>0 <text:s text:c="43"/>192.168.77.248:58900 <text:s text:c="44"/>34.107.243.93:https <text:s text:c="49"/></text:p>
      <text:p text:style-name="P1">0 <text:s text:c="24"/>0 <text:s text:c="48"/>127.0.0.1:53684 <text:s text:c="48"/>127.0.0.1:http-alt <text:s text:c="46"/></text:p>
      <text:p text:style-name="P1">0 <text:s text:c="24"/>0 <text:s text:c="43"/>192.168.77.248:56830 <text:s text:c="42"/>142.250.192.106:https <text:s text:c="49"/></text:p>
      <text:p text:style-name="P1">0 <text:s text:c="24"/>0 <text:s text:c="48"/>127.0.0.1:http-alt <text:s text:c="45"/>127.0.0.1:53684 <text:s text:c="49"/></text:p>
      <text:p text:style-name="P1">0 <text:s text:c="24"/>0 <text:s text:c="43"/>192.168.77.248:36918 <text:s text:c="42"/>142.250.192.106:https <text:s text:c="49"/></text:p>
      <text:p text:style-name="P1">0 <text:s text:c="24"/>0 <text:s text:c="43"/>192.168.77.248:33192 <text:s text:c="44"/>192.168.77.95:ssh <text:s text:c="51"/></text:p>
      <text:p text:style-name="P1">0 <text:s text:c="24"/>0 <text:s text:c="43"/>192.168.77.248:34298 <text:s text:c="42"/>142.250.192.133:https <text:s text:c="49"/></text:p>
      <text:p text:style-name="P1">nandan@cdac:~$ ss -t4 state close</text:p>
      <text:p text:style-name="P1">Recv-Q <text:s text:c="21"/>Send-Q <text:s text:c="42"/>Local Address:Port <text:s text:c="42"/>Peer Address:Port <text:s text:c="20"/>Process <text:s text:c="21"/></text:p>
      <text:p text:style-name="P1">nandan@cdac:~$ dig google.com</text:p>
      <text:p text:style-name="P1"/>
      <text:p text:style-name="P1"/>
      <text:p text:style-name="P2">===================================================</text:p>
      <text:p text:style-name="P2"/>
      <text:p text:style-name="P2"><text:s/>2009 <text:s/>cat /etc/host</text:p>
      <text:p text:style-name="P2"><text:s/>2010 <text:s/>cat /etc/hosts</text:p>
      <text:p text:style-name="P2"><text:s/>2011 <text:s/>sudo nano /etc/hosts</text:p>
      <text:p text:style-name="P2"><text:s/>2012 <text:s/>cat /etc/hosts</text:p>
      <text:p text:style-name="P2"><text:s/>2013 <text:s/>sudo nano /etc/hosts</text:p>
      <text:p text:style-name="P2"><text:s/>2014 <text:s/>ping www.google.com</text:p>
      <text:p text:style-name="P2"><text:s/>2015 <text:s/>sudo nano /etc/hosts</text:p>
      <text:p text:style-name="P2"><text:s/>2016 <text:s/>ping www.google.com</text:p>
      <text:p text:style-name="P2"><text:s/>2017 <text:s/>find . -iname resolve.conf</text:p>
      <text:p text:style-name="P2"><text:s/>2018 <text:s/>/etc/systemd</text:p>
      <text:p text:style-name="P2"><text:s/>2019 <text:s/>cd /etc/systemd</text:p>
      <text:p text:style-name="P2"><text:s/>2020 <text:s/>ls</text:p>
      <text:p text:style-name="P2"><text:s/>2021 <text:s/>cat resolved.conf </text:p>
      <text:p text:style-name="P2"><text:s/>2022 <text:s/>cd </text:p>
      <text:p text:style-name="P2"><text:s/>2023 <text:s/>find . -iname resolved.conf</text:p>
      <text:p text:style-name="P2"><text:s/>2024 <text:s/>cd /etc/systemd</text:p>
      <text:p text:style-name="P2"><text:s/>2025 <text:s/>cat resolved.conf </text:p>
      <text:p text:style-name="P2"><text:soft-page-break/><text:s/>2026 <text:s/>cat /etc/resolv.conf </text:p>
      <text:p text:style-name="P2"><text:s/>2027 <text:s/>cd</text:p>
      <text:p text:style-name="P2"><text:s/>2028 <text:s/>nmtui</text:p>
      <text:p text:style-name="P2"><text:s/>2029 <text:s/>nmcli</text:p>
      <text:p text:style-name="P2"><text:s/>2030 <text:s/>nmtui</text:p>
      <text:p text:style-name="P2"><text:s/>2031 <text:s/>resolvectl status</text:p>
      <text:p text:style-name="P2"><text:s/>2032 <text:s/>traceroute google.com</text:p>
      <text:p text:style-name="P2"><text:s/>2033 <text:s/>traceroute -T <text:s/>google.com</text:p>
      <text:p text:style-name="P2"><text:s/>2034 <text:s/>sudo traceroute -T <text:s/>google.com</text:p>
      <text:p text:style-name="P2"><text:s/>2035 <text:s/>tracepath www.google.com</text:p>
      <text:p text:style-name="P2"><text:s/>2036 <text:s/>ping www.google.com</text:p>
      <text:p text:style-name="P2"><text:s/>2037 <text:s/>ping -c 2 www.google.com</text:p>
      <text:p text:style-name="P2"><text:s/>2038 <text:s/>netstat</text:p>
      <text:p text:style-name="P2"><text:s/>2039 <text:s/>man netstat </text:p>
      <text:p text:style-name="P2"><text:s/>2040 <text:s/>netstat -s</text:p>
      <text:p text:style-name="P2"><text:s/>2041 <text:s/>ss</text:p>
      <text:p text:style-name="P2"><text:s/>2042 <text:s/>ss -ta</text:p>
      <text:p text:style-name="P2"><text:s/>2043 <text:s/>ss -ua</text:p>
      <text:p text:style-name="P2"><text:s/>2044 <text:s/>ss -xa</text:p>
      <text:p text:style-name="P2"><text:s/>2045 <text:s/>ss -lt</text:p>
      <text:p text:style-name="P2"><text:s/>2046 <text:s/>ss -lu</text:p>
      <text:p text:style-name="P2"><text:s/>2047 <text:s/>ss -lx</text:p>
      <text:p text:style-name="P2"><text:s/>2048 <text:s/>ss -t4</text:p>
      <text:p text:style-name="P2"><text:s/>2049 <text:s/>ss -t4 state established</text:p>
      <text:p text:style-name="P2"><text:s/>2050 <text:s/>ss -t4 state close</text:p>
      <text:p text:style-name="P2"><text:s/>2051 <text:s/>dig google.com</text:p>
      <text:p text:style-name="P2"/>
      <text:p text:style-name="P3">================================================</text:p>
      <text:p text:style-name="P3"/>
      <text:p text:style-name="P3">##openSSL</text:p>
      <text:p text:style-name="P3"/>
      <text:p text:style-name="P3"><text:span text:style-name="T1">nandan@cdac:~/Downloads$ cat openssl-3.0.12.tar.gz.sha1</text:span> </text:p>
      <text:p text:style-name="P3"><text:s/>b48e20c07facfdf6da9ad43a6c5126d51897699b</text:p>
      <text:p text:style-name="P4">nandan@cdac:~/Downloads$ sha1sum openssl-3.0.12.tar.gz</text:p>
      <text:p text:style-name="P3">b48e20c07facfdf6da9ad43a6c5126d51897699b <text:s/>openssl-3.0.12.tar.gz</text:p>
      <text:p text:style-name="P4">nandan@cdac:~/Downloads$ openssl sha256 openssl-3.0.12.tar.gz</text:p>
      <text:p text:style-name="P3">SHA256(openssl-3.0.12.tar.gz)= f93c9e8edde5e9166119de31755fc87b4aa34863662f67ddfcba14d0b6b69b61</text:p>
      <text:p text:style-name="P3"><text:span text:style-name="T1">nandan@cdac:~/Downloads$ cat openssl-3.0.12.tar.gz.sha256</text:span> </text:p>
      <text:p text:style-name="P3"><text:s/>f93c9e8edde5e9166119de31755fc87b4aa34863662f67ddfcba14d0b6b69b61</text:p>
      <text:p text:style-name="P4">nandan@cdac:~/Downloads$ openssl rand -hex 10</text:p>
      <text:p text:style-name="P5">f51a493854ab35d17fc2</text:p>
      <text:p text:style-name="P5">nandan@cdac:~/Downloads$ cd</text:p>
      <text:p text:style-name="P5">nandan@cdac:~$ cd NPWT/</text:p>
      <text:p text:style-name="P5">nandan@cdac:~/NPWT$ mkdir openssl</text:p>
      <text:p text:style-name="P5">nandan@cdac:~/NPWT$ cd openssl/</text:p>
      <text:p text:style-name="P4">nandan@cdac:~/NPWT/openssl$ openssl rand -hex -out encryption.key 32</text:p>
      <text:p text:style-name="P5">nandan@cdac:~/NPWT/openssl$ ls</text:p>
      <text:p text:style-name="P5">encryption.key</text:p>
      <text:p text:style-name="P5"><text:span text:style-name="T1">nandan@cdac:~/NPWT/openssl$ cat encryption.key</text:span> </text:p>
      <text:p text:style-name="P5">561bf8383f4bca575b76f85dab39aae6147a9e35f1d041d467292454b815e241</text:p>
      <text:p text:style-name="P4">nandan@cdac:~/NPWT/openssl$ openssl genrsa -out key.pri 2048</text:p>
      <text:p text:style-name="P5">Generating RSA private key, 2048 bit long modulus (2 primes)</text:p>
      <text:p text:style-name="P5">...........................+++++</text:p>
      <text:p text:style-name="P5">.+++++</text:p>
      <text:p text:style-name="P5">e is 65537 (0x010001)</text:p>
      <text:p text:style-name="P5"/>
      <text:p text:style-name="P4">nandan@cdac:~/NPWT/openssl$ openssl rsa -in key.pri -pubout -out key.pub</text:p>
      <text:p text:style-name="P5">writing RSA key</text:p>
      <text:p text:style-name="P4">nandan@cdac:~/NPWT/openssl$ openssl list -commands</text:p>
      <text:p text:style-name="P5">asn1parse <text:s text:c="8"/>ca <text:s text:c="15"/>ciphers <text:s text:c="10"/>cms <text:s text:c="14"/></text:p>
      <text:p text:style-name="P5">crl <text:s text:c="14"/>crl2pkcs7 <text:s text:c="8"/>dgst <text:s text:c="13"/>dhparam <text:s text:c="10"/></text:p>
      <text:p text:style-name="P5">dsa <text:s text:c="14"/>dsaparam <text:s text:c="9"/>ec <text:s text:c="15"/>ecparam <text:s text:c="5"/></text:p>
      <text:p text:style-name="P5"><text:span text:style-name="T1">nandan@cdac:~/NPWT/openssl$ openssl list -digest-algorithms</text:span> </text:p>
      <text:p text:style-name="P5">RSA-MD4 =&gt; MD4</text:p>
      <text:p text:style-name="P5">RSA-MD5 =&gt; MD5</text:p>
      <text:p text:style-name="P5"><text:span text:style-name="T1">nandan@cdac:~/NPWT/openssl$ openssl list -cipher-algorithms</text:span> </text:p>
      <text:p text:style-name="P5">AES-128-CBC</text:p>
      <text:p text:style-name="P5">AES-128-CBC-HMAC-SHA1</text:p>
      <text:p text:style-name="P5">AES-128-CBC-HMAC-SHA256</text:p>
      <text:p text:style-name="P5">id-aes128-CCM</text:p>
      <text:p text:style-name="P4">nandan@cdac:~/NPWT/openssl$ openssl list -public-key-algorithms</text:p>
      <text:p text:style-name="P5">Name: OpenSSL RSA method</text:p>
      <text:p text:style-name="P5"><text:tab/>Type: Builtin Algorithm</text:p>
      <text:p text:style-name="P5"><text:span text:style-name="T1">nandan@cdac:~/NPWT/openssl$ openssl list -options aes-256-cbc</text:span> </text:p>
      <text:p text:style-name="P5"><text:span text:style-name="T1">andan@cdac:~/NPWT/openssl$ cat demo.txt</text:span> </text:p>
      <text:p text:style-name="P5">India Lost the world cup 2024nandan@cdac:~/NPWT/openssl$ ^C</text:p>
      <text:p text:style-name="P5"><text:span text:style-name="T1">nandan@cdac:~/NPWT/openssl$ openssl aes-256-cbc -in demo.txt -out demo.enc -e -kfile encryption.key</text:span> </text:p>
      <text:p text:style-name="P5">*** WARNING : deprecated key derivation used.</text:p>
      <text:p text:style-name="P5">Using -iter or -pbkdf2 would be better.</text:p>
      <text:p text:style-name="P5"><text:soft-page-break/>nandan@cdac:~/NPWT/openssl$ ls</text:p>
      <text:p text:style-name="P5">demo.enc <text:s/>demo.txt <text:s/>encryption.key <text:s/>key.pri <text:s/>key.pub</text:p>
      <text:p text:style-name="P5"><text:span text:style-name="T1">nandan@cdac:~/NPWT/openssl$ cat demo.enc</text:span> </text:p>
      <text:p text:style-name="P5">Salted__��}�RB��%�z&amp;</text:p>
      <text:p text:style-name="P5"><text:s text:c="20"/>-�G�5�y�-&amp;"�R��WZu��</text:p>
      <text:p text:style-name="P5"/>
      <text:p text:style-name="P5"/>
      <text:p text:style-name="P5"><text:span text:style-name="T1">nandan@cdac:~/NPWT/openssl$ openssl aes-256-cbc -in demo.enc -out demo.dec -d -kfile encryption.key</text:span> </text:p>
      <text:p text:style-name="P5">*** WARNING : deprecated key derivation used.</text:p>
      <text:p text:style-name="P5">Using -iter or -pbkdf2 would be better.</text:p>
      <text:p text:style-name="P4">nandan@cdac:~/NPWT/openssl$ ls</text:p>
      <text:p text:style-name="P5">demo.dec <text:s/>demo.enc <text:s/>demo.txt <text:s/>encryption.key <text:s/>key.pri <text:s/>key.pub</text:p>
      <text:p text:style-name="P5"><text:span text:style-name="T1">nandan@cdac:~/NPWT/openssl$ cat demo.dec</text:span> </text:p>
      <text:p text:style-name="P5">India Lost the world cup 2024</text:p>
      <text:p text:style-name="P5">nandan@cdac:~/NPWT/openssl$ openssl des-ede3-cbc -in demo.txt -out demo.enc -e <text:s/>-a</text:p>
      <text:p text:style-name="P5">enter des-ede3-cbc encryption password:</text:p>
      <text:p text:style-name="P5">Verifying - enter des-ede3-cbc encryption password:</text:p>
      <text:p text:style-name="P5">*** WARNING : deprecated key derivation used.</text:p>
      <text:p text:style-name="P5">Using -iter or -pbkdf2 would be better.</text:p>
      <text:p text:style-name="P5">nandan@cdac:~/NPWT/openssl$ ls</text:p>
      <text:p text:style-name="P5">demo.dec <text:s/>demo.enc <text:s/>demo.txt <text:s/>encryption.key <text:s/>key.pri <text:s/>key.pub</text:p>
      <text:p text:style-name="P5">nandan@cdac:~/NPWT/openssl$ ls -lhrt </text:p>
      <text:p text:style-name="P5">total 24K</text:p>
      <text:p text:style-name="P5">-rw-r--r-- 1 nandan diot <text:s text:c="2"/>65 Jan 10 12:54 encryption.key</text:p>
      <text:p text:style-name="P5">-rw------- 1 nandan diot 1.7K Jan 10 12:56 key.pri</text:p>
      <text:p text:style-name="P5">-rw-r--r-- 1 nandan diot <text:s/>451 Jan 10 12:59 key.pub</text:p>
      <text:p text:style-name="P5">-rw-r--r-- 1 nandan diot <text:s text:c="2"/>29 Jan 10 13:09 demo.txt</text:p>
      <text:p text:style-name="P5">-rw-r--r-- 1 nandan diot <text:s text:c="2"/>29 Jan 10 13:17 demo.dec</text:p>
      <text:p text:style-name="P5">-rw-r--r-- 1 nandan diot <text:s text:c="2"/>65 Jan 10 13:22 demo.enc</text:p>
      <text:p text:style-name="P5">nandan@cdac:~/NPWT/openssl$ cat demo.enc </text:p>
      <text:p text:style-name="P5">U2FsdGVkX18aggYOvbJDEoIMhevlgfYnecSIc7oLIlulcbuimUshSLY92siqpyfh</text:p>
      <text:p text:style-name="P5">nandan@cdac:~/NPWT/openssl$ openssl des-ede3-cbc -in demo.enc <text:s/>-out demo.dec -f <text:s/>-a</text:p>
      <text:p text:style-name="P5">des-ede3-cbc: Unrecognized flag f</text:p>
      <text:p text:style-name="P5">des-ede3-cbc: Use -help for summary.</text:p>
      <text:p text:style-name="P5">nandan@cdac:~/NPWT/openssl$ openssl des-ede3-cbc -in demo.enc <text:s/>-out demo.dec -d <text:s/>-a</text:p>
      <text:p text:style-name="P5">enter des-ede3-cbc decryption password:</text:p>
      <text:p text:style-name="P5">*** WARNING : deprecated key derivation used.</text:p>
      <text:p text:style-name="P5">Using -iter or -pbkdf2 would be better.</text:p>
      <text:p text:style-name="P5">nandan@cdac:~/NPWT/openssl$ ls -lhrt </text:p>
      <text:p text:style-name="P5">total 24K</text:p>
      <text:p text:style-name="P5">-rw-r--r-- 1 nandan diot <text:s text:c="2"/>65 Jan 10 12:54 encryption.key</text:p>
      <text:p text:style-name="P5">-rw------- 1 nandan diot 1.7K Jan 10 12:56 key.pri</text:p>
      <text:p text:style-name="P5">-rw-r--r-- 1 nandan diot <text:s/>451 Jan 10 12:59 key.pub</text:p>
      <text:p text:style-name="P5">-rw-r--r-- 1 nandan diot <text:s text:c="2"/>29 Jan 10 13:09 demo.txt</text:p>
      <text:p text:style-name="P5">-rw-r--r-- 1 nandan diot <text:s text:c="2"/>65 Jan 10 13:22 demo.enc</text:p>
      <text:p text:style-name="P5">-rw-r--r-- 1 nandan diot <text:s text:c="2"/>29 Jan 10 13:25 demo.dec</text:p>
      <text:p text:style-name="P5">nandan@cdac:~/NPWT/openssl$ cat demo.dec </text:p>
      <text:p text:style-name="P5">India Lost the world cup 2024</text:p>
      <text:p text:style-name="P5"/>
      <text:p text:style-name="P5"/>
      <text:p text:style-name="P5">nandan@cdac:~/NPWT/openssl$ openssl rsautl -encrypt -inkey key.pub -pubin -in demo.txt -out demo.enc</text:p>
      <text:p text:style-name="P5">nandan@cdac:~/NPWT/openssl$ openssl rsautl -decrypt -inkey key.pri -in demo.enc <text:s/>-out demo.dec</text:p>
      <text:p text:style-name="P5">nandan@cdac:~/NPWT/openssl$ openssl genrsa 512</text:p>
      <text:p text:style-name="P4"/>
      <text:p text:style-name="P4">nandan@cdac:~/NPWT/openssl$ openssl genrsa &gt; rsa.pri</text:p>
      <text:p text:style-name="P4">nandan@cdac:~/NPWT/openssl$ openssl rsa -in rsa.pri -pubout </text:p>
      <text:p text:style-name="P4">nandan@cdac:~/NPWT/openssl$ openssl rsa -in rsa.pri -noout -text </text:p>
      <text:p text:style-name="P4">nandan@cdac:~/NPWT/openssl$ openssl rsa -in rsa.pub -pubin -noout -text </text:p>
      <text:p text:style-name="P4">nandan@cdac:~/NPWT/openssl$ openssl rsa -in rsa.pri -out rsa.pri.der -outform DER</text:p>
      <text:p text:style-name="P4">nandan@cdac:~/NPWT/openssl$ openssl rsa -in rsa.pri.der -inform DER -noout -text </text:p>
      <text:p text:style-name="P4"/>
      <text:p text:style-name="P4"/>
      <text:p text:style-name="P4">nandan@cdac:~/NPWT/openssl$ openssl genrsa -aes-256-cbc -out rsa.pri.enc 4896</text:p>
      <text:p text:style-name="P4"/>
      <text:p text:style-name="P5">nandan@cdac:~/NPWT/openssl$ openssl gendsa <text:s/>-out dsa.pri dsa.param </text:p>
      <text:p text:style-name="P5">Generating DSA key, 2048 bits</text:p>
      <text:p text:style-name="P5">nandan@cdac:~/NPWT/openssl$ ls</text:p>
      <text:p text:style-name="P5">create.odt <text:s/>demo.dec <text:s/>demo.dnc <text:s/>demo.enc <text:s/>demo.txt <text:s/>dsa.param <text:s/>dsa.pri <text:s/>encryption.key <text:s/>key.pri <text:s/>key.pub <text:s/>rsa.pri <text:s/>rsa.pri.der <text:s/>rsa.pri.enc <text:s/>rsa.pub</text:p>
      <text:p text:style-name="P5">nandan@cdac:~/NPWT/openssl$ openssl <text:s/>dsa -in </text:p>
      <text:p text:style-name="P5">create.odt <text:s text:c="9"/>demo.dnc <text:s text:c="11"/>demo.txt <text:s text:c="11"/>dsa.pri <text:s text:c="12"/>key.pri <text:s text:c="12"/>.~lock.create.odt# <text:s/>rsa.pri.der <text:s text:c="8"/>rsa.pub <text:s text:c="12"/></text:p>
      <text:p text:style-name="P5">demo.dec <text:s text:c="11"/>demo.enc <text:s text:c="11"/>dsa.param <text:s text:c="10"/>encryption.key <text:s text:c="5"/>key.pub <text:s text:c="12"/>rsa.pri <text:s text:c="12"/>rsa.pri.enc <text:s text:c="8"/></text:p>
      <text:p text:style-name="P5">nandan@cdac:~/NPWT/openssl$ openssl <text:s/>dsa -in dsa.pri -pubout -out dsa.pub</text:p>
      <text:p text:style-name="P5">read DSA key</text:p>
      <text:p text:style-name="P5">writing DSA key</text:p>
      <text:p text:style-name="P5">nandan@cdac:~/NPWT/openssl$ openssl <text:s/>gendsa -des-ede3-cbc -out dsa.pri.enc dsa.param </text:p>
      <text:p text:style-name="P5">Generating DSA key, 2048 bits</text:p>
      <text:p text:style-name="P5">Enter PEM pass phrase:</text:p>
      <text:p text:style-name="P5">Verifying - Enter PEM pass phrase: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1:32:09.488116097</meta:creation-date>
    <dc:date>2024-01-10T18:10:10.956530718</dc:date>
    <meta:editing-duration>PT2H32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298" meta:word-count="1648" meta:character-count="33453" meta:non-whitespace-character-count="11666"/>
  </office:meta>
</office:document-meta>
</file>